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OleObj36" manifest:media-type="application/octet-stream"/>
  <manifest:file-entry manifest:full-path="OleObj37" manifest:media-type="application/octet-stream"/>
  <manifest:file-entry manifest:full-path="OleObj38" manifest:media-type="application/octet-stream"/>
  <manifest:file-entry manifest:full-path="OleObj39" manifest:media-type="application/octet-stream"/>
  <manifest:file-entry manifest:full-path="OleObj40" manifest:media-type="application/octet-stream"/>
  <manifest:file-entry manifest:full-path="OleObj41" manifest:media-type="application/octet-stream"/>
  <manifest:file-entry manifest:full-path="OleObj42" manifest:media-type="application/octet-stream"/>
  <manifest:file-entry manifest:full-path="OleObj4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26.00pt" fo:font-weight="bold" fo:font-family="'Bodoni MT'" style:font-family-asian="'Bodoni MT'" style:font-family-complex="'Bodoni MT'" fo:background-color="transparent" style:use-window-font-color="true" fo:font-style="italic"/>
    </style:style>
    <style:style style:name="T8" style:family="text">
      <style:text-properties fo:font-size="26.00pt" fo:font-weight="bold" fo:font-family="'Bodoni MT'" style:font-family-asian="'Bodoni MT'" style:font-family-complex="'Bodoni MT'" fo:background-color="transparent" style:use-window-font-color="true" fo:font-style="italic"/>
    </style:style>
    <style:style style:name="T9" style:family="text">
      <style:text-properties fo:font-size="26.00pt" fo:font-weight="bold" fo:font-family="'Bodoni MT'" style:font-family-asian="'Bodoni MT'" style:font-family-complex="'Bodoni MT'" fo:background-color="transparent" style:use-window-font-color="true" fo:font-style="italic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justify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Create table with the following fields</text:span></text:p>
      <text:p text:style-name="P1"><text:span text:style-name="T1">1. tblcourse1</text:span><text:span text:style-name="T2">–Course_id (PK, AI),Coursename, Courseshortname, Coursetype</text:span><text:span text:style-name="T3">.</text:span></text:p>
      <text:p text:style-name="P2"><draw:frame text:anchor-type="as-char" svg:width="138.85mm" svg:height="56.30mm" style:rel-width="scale" style:rel-height="scale"><draw:object-ole xlink:href="OleObj1"/><draw:image xlink:href="ObjectReplacements/OleObj1"/></draw:frame><text:span text:style-name="T3"/></text:p>
      <text:p text:style-name="P3"><text:span text:style-name="T3"/></text:p>
      <text:p text:style-name="P3"><text:span text:style-name="T3">2. tblbatch</text:span><text:span text:style-name="T4">–Batch_id (PK, AI), Batchname</text:span></text:p>
      <text:p text:style-name="P3"><text:span text:style-name="T4"/></text:p>
      <text:p text:style-name="P4"><draw:frame text:anchor-type="as-char" svg:width="106.89mm" svg:height="39.58mm" style:rel-width="scale" style:rel-height="scale"><draw:object-ole xlink:href="OleObj2"/><draw:image xlink:href="ObjectReplacements/OleObj2"/></draw:frame><text:span text:style-name="T4"/></text:p>
      <text:p text:style-name="P5"><text:span text:style-name="T5"/></text:p>
      <text:p text:style-name="P5"><text:span text:style-name="T5">3. tblstudent-Student_id, Student_Name,Student_Email, Student_Gender, Student_DOB, Course_Id, Batch_Id, Student_Mark</text:span></text:p>
      <text:p text:style-name="P6"><draw:frame text:anchor-type="as-char" svg:width="152.40mm" svg:height="59.48mm" style:rel-width="scale" style:rel-height="scale"><draw:object-ole xlink:href="OleObj3"/><draw:image xlink:href="ObjectReplacements/OleObj3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pan text:style-name="T7"><text:s text:c="15"/>CHALLENGE<text:s/></text:span><text:span text:style-name="T8">–</text:span><text:span text:style-name="T9">4</text:span></text:p>
      <text:p text:style-name="P8"><text:span text:style-name="T9"><text:s text:c="19"/>C#-FSD-DB<text:s text:c="2"/></text:span></text:p>
      <text:p text:style-name="P8"><text:span text:style-name="T9"/></text:p>
      <text:p text:style-name="P9"><text:span text:style-name="T10"/></text:p>
      <text:p text:style-name="P9"><text:span text:style-name="T11"/></text:p>
      <text:p text:style-name="P9"><text:span text:style-name="T11"><text:s text:c="138"/>SUBMITTED BY-</text:span></text:p>
      <text:p text:style-name="P9"><text:span text:style-name="T11"><text:s text:c="138"/>DHANUSREE .S </text:span></text:p>
      <text:p text:style-name="P9"><text:span text:style-name="T11"><text:s text:c="138"/>EMP ID : 51294</text:span></text:p>
      <text:p text:style-name="P9"><text:span text:style-name="T11"><text:s text:c="55"/></text:span></text:p>
      <text:p text:style-name="P9"><text:span text:style-name="T11"><text:s text:c="148"/></text:span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2">1.Select all the details of Cours</text:span><text:span text:style-name="T13">e</text:span></text:p>
      <text:p text:style-name="P10"><draw:frame text:anchor-type="as-char" svg:width="113.67mm" svg:height="66.25mm" style:rel-width="scale" style:rel-height="scale"><draw:object-ole xlink:href="OleObj4"/><draw:image xlink:href="ObjectReplacements/OleObj4"/></draw:frame><text:span text:style-name="T14"/></text:p>
      <text:p text:style-name="P10"><text:span text:style-name="T15">2.Select the name of UG courses</text:span><text:span text:style-name="T16"/></text:p>
      <text:p text:style-name="P10"><text:span text:style-name="T16"/></text:p>
      <text:p text:style-name="P10"><draw:frame text:anchor-type="as-char" svg:width="55.46mm" svg:height="49.74mm" style:rel-width="scale" style:rel-height="scale"><draw:object-ole xlink:href="OleObj5"/><draw:image xlink:href="ObjectReplacements/OleObj5"/></draw:frame><text:span text:style-name="T16"/></text:p>
      <text:p text:style-name="P10"><text:span text:style-name="T16"/></text:p>
      <text:p text:style-name="P10"><text:span text:style-name="T16"/></text:p>
      <text:p text:style-name="P10"><text:span text:style-name="T17">3. Select the name and short name of PG Courses</text:span></text:p>
      <text:p text:style-name="P10"><draw:frame text:anchor-type="as-char" svg:width="103.93mm" svg:height="44.87mm" style:rel-width="scale" style:rel-height="scale"><draw:object-ole xlink:href="OleObj6"/><draw:image xlink:href="ObjectReplacements/OleObj6"/></draw:frame><text:span text:style-name="T17"/></text:p>
      <text:p text:style-name="P10"><text:span text:style-name="T17">4. Select the details of batches</text:span></text:p>
      <text:p text:style-name="P10"><draw:frame text:anchor-type="as-char" svg:width="57.36mm" svg:height="45.72mm" style:rel-width="scale" style:rel-height="scale"><draw:object-ole xlink:href="OleObj7"/><draw:image xlink:href="ObjectReplacements/OleObj7"/></draw:frame><text:span text:style-name="T17"/></text:p>
      <text:p text:style-name="P10"><text:span text:style-name="T18"/></text:p>
      <text:p text:style-name="P10"><text:span text:style-name="T19">5. Select the details of students</text:span><text:span text:style-name="T20"/></text:p>
      <text:p text:style-name="P10"><draw:frame text:anchor-type="as-char" svg:width="152.40mm" svg:height="36.62mm" style:rel-width="scale" style:rel-height="scale"><draw:object-ole xlink:href="OleObj8"/><draw:image xlink:href="ObjectReplacements/OleObj8"/></draw:frame><text:span text:style-name="T20"/></text:p>
      <text:p text:style-name="P10"><text:span text:style-name="T21"/></text:p>
      <text:p text:style-name="P10"><text:span text:style-name="T22">6. Insert details whose Course is MCA or BC.</text:span></text:p>
      <text:p text:style-name="P10"><text:span text:style-name="T22">select*from tblstudent;</text:span></text:p>
      <text:p text:style-name="P10"><text:span text:style-name="T23"/></text:p>
      <text:p text:style-name="P10"><draw:frame text:anchor-type="as-char" svg:width="152.40mm" svg:height="48.90mm" style:rel-width="scale" style:rel-height="scale"><draw:object-ole xlink:href="OleObj9"/><draw:image xlink:href="ObjectReplacements/OleObj9"/></draw:frame><text:span text:style-name="T23"/></text:p>
      <text:p text:style-name="P10"><text:span text:style-name="T23"/></text:p>
      <text:p text:style-name="P10"><text:span text:style-name="T24">7. Select the count of</text:span><text:span text:style-name="T25"><text:s/></text:span><text:span text:style-name="T26">male and female student (use if case statement)</text:span><text:span text:style-name="T27"/></text:p>
      <text:p text:style-name="P10"><draw:frame text:anchor-type="as-char" svg:width="149.23mm" svg:height="51.86mm" style:rel-width="scale" style:rel-height="scale"><draw:object-ole xlink:href="OleObj10"/><draw:image xlink:href="ObjectReplacements/OleObj10"/></draw:frame><text:span text:style-name="T27"/></text:p>
      <text:p text:style-name="P10"><text:span text:style-name="T27"/></text:p>
      <text:p text:style-name="P10"><text:span text:style-name="T27"/></text:p>
      <text:p text:style-name="P10"><text:span text:style-name="T28">8.</text:span><text:span text:style-name="T29"><text:s/></text:span><text:span text:style-name="T30">Select the details of Female Students</text:span><text:span text:style-name="T31"/></text:p>
      <text:p text:style-name="P10"><draw:frame text:anchor-type="as-char" svg:width="152.40mm" svg:height="60.33mm" style:rel-width="scale" style:rel-height="scale"><draw:object-ole xlink:href="OleObj11"/><draw:image xlink:href="ObjectReplacements/OleObj11"/></draw:frame><text:span text:style-name="T31"/></text:p>
      <text:p text:style-name="P10"><text:span text:style-name="T31"/></text:p>
      <text:p text:style-name="P10"><text:span text:style-name="T31"/></text:p>
      <text:p text:style-name="P10"><text:span text:style-name="T32">9. Select the details Males students whose course is MCA</text:span></text:p>
      <text:p text:style-name="P10"><draw:frame text:anchor-type="as-char" svg:width="152.40mm" svg:height="25.61mm" style:rel-width="scale" style:rel-height="scale"><draw:object-ole xlink:href="OleObj12"/><draw:image xlink:href="ObjectReplacements/OleObj12"/></draw:frame><text:span text:style-name="T32"/></text:p>
      <text:p text:style-name="P10"><text:span text:style-name="T32"/></text:p>
      <text:p text:style-name="P10"><text:span text:style-name="T32">10. Select the details BA Students</text:span></text:p>
      <text:p text:style-name="P10"><draw:frame text:anchor-type="as-char" svg:width="152.40mm" svg:height="33.23mm" style:rel-width="scale" style:rel-height="scale"><draw:object-ole xlink:href="OleObj13"/><draw:image xlink:href="ObjectReplacements/OleObj13"/></draw:frame><text:span text:style-name="T32"/></text:p>
      <text:p text:style-name="P10"><text:span text:style-name="T32"/></text:p>
      <text:p text:style-name="P10"><text:span text:style-name="T32">11. Select the details of BAstudents whose batch is 201</text:span><text:span text:style-name="T33">9</text:span><text:span text:style-name="T34">-20</text:span><text:span text:style-name="T35">22</text:span><text:span text:style-name="T36"/></text:p>
      <text:p text:style-name="P10"><draw:frame text:anchor-type="as-char" svg:width="152.40mm" svg:height="21.38mm" style:rel-width="scale" style:rel-height="scale"><draw:object-ole xlink:href="OleObj14"/><draw:image xlink:href="ObjectReplacements/OleObj14"/></draw:frame><text:span text:style-name="T36"/></text:p>
      <text:p text:style-name="P10"><text:span text:style-name="T36"/></text:p>
      <text:p text:style-name="P10"><text:span text:style-name="T36">12. Select all the course short name and total number of students</text:span></text:p>
      <text:p text:style-name="P10"><draw:frame text:anchor-type="as-char" svg:width="152.40mm" svg:height="35.56mm" style:rel-width="scale" style:rel-height="scale"><draw:object-ole xlink:href="OleObj15"/><draw:image xlink:href="ObjectReplacements/OleObj15"/></draw:frame><text:span text:style-name="T36"/></text:p>
      <text:p text:style-name="P10"><text:span text:style-name="T36"/></text:p>
      <text:p text:style-name="P10"><text:span text:style-name="T36">13. Select the details UG Students</text:span></text:p>
      <text:p text:style-name="P10"><draw:frame text:anchor-type="as-char" svg:width="152.40mm" svg:height="46.36mm" style:rel-width="scale" style:rel-height="scale"><draw:object-ole xlink:href="OleObj16"/><draw:image xlink:href="ObjectReplacements/OleObj16"/></draw:frame><text:span text:style-name="T36"/></text:p>
      <text:p text:style-name="P10"><text:span text:style-name="T36"/></text:p>
      <text:p text:style-name="P10"><text:span text:style-name="T36">14. Select the details of PG Students</text:span></text:p>
      <text:p text:style-name="P10"><text:span text:style-name="T36"/></text:p>
      <text:p text:style-name="P10"><draw:frame text:anchor-type="as-char" svg:width="152.40mm" svg:height="43.39mm" style:rel-width="scale" style:rel-height="scale"><draw:object-ole xlink:href="OleObj17"/><draw:image xlink:href="ObjectReplacements/OleObj17"/></draw:frame><text:span text:style-name="T36"/></text:p>
      <text:p text:style-name="P10"><text:span text:style-name="T36"/></text:p>
      <text:p text:style-name="P10"><text:span text:style-name="T36">15. Select the details of MCA Students whose batch is 2019-2021</text:span></text:p>
      <text:p text:style-name="P10"><draw:frame text:anchor-type="as-char" svg:width="152.40mm" svg:height="16.09mm" style:rel-width="scale" style:rel-height="scale"><draw:object-ole xlink:href="OleObj18"/><draw:image xlink:href="ObjectReplacements/OleObj18"/></draw:frame><text:span text:style-name="T36"/></text:p>
      <text:p text:style-name="P10"><text:span text:style-name="T36"/></text:p>
      <text:p text:style-name="P10"><text:span text:style-name="T36">16. Select the email and DOB of BCA Students</text:span></text:p>
      <text:p text:style-name="P10"><text:span text:style-name="T36"/></text:p>
      <text:p text:style-name="P10"><draw:frame text:anchor-type="as-char" svg:width="152.40mm" svg:height="32.39mm" style:rel-width="scale" style:rel-height="scale"><draw:object-ole xlink:href="OleObj19"/><draw:image xlink:href="ObjectReplacements/OleObj19"/></draw:frame><text:span text:style-name="T36"/></text:p>
      <text:p text:style-name="P10"><text:span text:style-name="T36"/></text:p>
      <text:p text:style-name="P10"><text:span text:style-name="T36">17. Select the students details with their course name and batch name</text:span></text:p>
      <text:p text:style-name="P10"><text:span text:style-name="T36"/></text:p>
      <text:p text:style-name="P10"><draw:frame text:anchor-type="as-char" svg:width="152.40mm" svg:height="35.35mm" style:rel-width="scale" style:rel-height="scale"><draw:object-ole xlink:href="OleObj20"/><draw:image xlink:href="ObjectReplacements/OleObj20"/></draw:frame><text:span text:style-name="T36"/></text:p>
      <text:p text:style-name="P10"><text:span text:style-name="T36"/></text:p>
      <text:p text:style-name="P10"><text:span text:style-name="T37">18. Select Batch name and number of students</text:span></text:p>
      <text:p text:style-name="P10"><draw:frame text:anchor-type="as-char" svg:width="152.40mm" svg:height="33.23mm" style:rel-width="scale" style:rel-height="scale"><draw:object-ole xlink:href="OleObj21"/><draw:image xlink:href="ObjectReplacements/OleObj21"/></draw:frame><text:span text:style-name="T37"/></text:p>
      <text:p text:style-name="P10"><text:span text:style-name="T37"/></text:p>
      <text:p text:style-name="P10"><text:span text:style-name="T37">19. Select the students name, course name and students email</text:span></text:p>
      <text:p text:style-name="P10"><draw:frame text:anchor-type="as-char" svg:width="152.40mm" svg:height="33.23mm" style:rel-width="scale" style:rel-height="scale"><draw:object-ole xlink:href="OleObj22"/><draw:image xlink:href="ObjectReplacements/OleObj22"/></draw:frame><text:span text:style-name="T37"/></text:p>
      <text:p text:style-name="P10"><text:span text:style-name="T37"/></text:p>
      <text:p text:style-name="P10"><text:span text:style-name="T37"/></text:p>
      <text:p text:style-name="P10"><text:span text:style-name="T37">20. Select the Students details and their Batch name also</text:span></text:p>
      <text:p text:style-name="P10"><draw:frame text:anchor-type="as-char" svg:width="152.40mm" svg:height="45.72mm" style:rel-width="scale" style:rel-height="scale"><draw:object-ole xlink:href="OleObj23"/><draw:image xlink:href="ObjectReplacements/OleObj23"/></draw:frame><text:span text:style-name="T37"/></text:p>
      <text:p text:style-name="P10"><text:span text:style-name="T37"/></text:p>
      <text:p text:style-name="P10"><text:span text:style-name="T37">21. Select the count of male and female students in batch wise Sample output.</text:span></text:p>
      <text:p text:style-name="P10"><draw:frame text:anchor-type="as-char" svg:width="152.40mm" svg:height="60.75mm" style:rel-width="scale" style:rel-height="scale"><draw:object-ole xlink:href="OleObj24"/><draw:image xlink:href="ObjectReplacements/OleObj24"/></draw:frame><text:span text:style-name="T37"/></text:p>
      <text:p text:style-name="P10"><text:span text:style-name="T37"/></text:p>
      <text:p text:style-name="P10"><text:span text:style-name="T37"/></text:p>
      <text:p text:style-name="P10"><text:span text:style-name="T37">22. Select the name of the BCA Student who have Maximum Mark</text:span></text:p>
      <text:p text:style-name="P10"><draw:frame text:anchor-type="as-char" svg:width="152.40mm" svg:height="21.59mm" style:rel-width="scale" style:rel-height="scale"><draw:object-ole xlink:href="OleObj25"/><draw:image xlink:href="ObjectReplacements/OleObj25"/></draw:frame><text:span text:style-name="T37"/></text:p>
      <text:p text:style-name="P10"><text:span text:style-name="T37"/></text:p>
      <text:p text:style-name="P10"><text:span text:style-name="T37">23. Select the Male BA Student who have Minimum Mark</text:span></text:p>
      <text:p text:style-name="P10"><draw:frame text:anchor-type="as-char" svg:width="152.40mm" svg:height="41.91mm" style:rel-width="scale" style:rel-height="scale"><draw:object-ole xlink:href="OleObj26"/><draw:image xlink:href="ObjectReplacements/OleObj26"/></draw:frame><text:span text:style-name="T37"/></text:p>
      <text:p text:style-name="P10"><text:span text:style-name="T37"/></text:p>
      <text:p text:style-name="P10"><text:span text:style-name="T37">24. Select the students details of UG Students who have greater than the average mark.</text:span></text:p>
      <text:p text:style-name="P10"><draw:frame text:anchor-type="as-char" svg:width="152.40mm" svg:height="37.25mm" style:rel-width="scale" style:rel-height="scale"><draw:object-ole xlink:href="OleObj27"/><draw:image xlink:href="ObjectReplacements/OleObj27"/></draw:frame><text:span text:style-name="T37"/></text:p>
      <text:p text:style-name="P10"><text:span text:style-name="T37"/></text:p>
      <text:p text:style-name="P10"><text:span text:style-name="T37">25. Select the BCA student details who have Max Mark.</text:span></text:p>
      <text:p text:style-name="P10"><draw:frame text:anchor-type="as-char" svg:width="152.40mm" svg:height="37.04mm" style:rel-width="scale" style:rel-height="scale"><draw:object-ole xlink:href="OleObj28"/><draw:image xlink:href="ObjectReplacements/OleObj28"/></draw:frame><text:span text:style-name="T37"/></text:p>
      <text:p text:style-name="P10"><text:span text:style-name="T37"/></text:p>
      <text:p text:style-name="P10"><text:span text:style-name="T37"/></text:p>
      <text:p text:style-name="P10"><text:span text:style-name="T37">26. Select Name and Email of the students who have second highest mark</text:span></text:p>
      <text:p text:style-name="P10"><draw:frame text:anchor-type="as-char" svg:width="152.40mm" svg:height="29.63mm" style:rel-width="scale" style:rel-height="scale"><draw:object-ole xlink:href="OleObj29"/><draw:image xlink:href="ObjectReplacements/OleObj29"/></draw:frame><text:span text:style-name="T37"/></text:p>
      <text:p text:style-name="P10"><text:span text:style-name="T37"/></text:p>
      <text:p text:style-name="P10"><text:span text:style-name="T37">27. Select the Dob and Current Age of All students.</text:span></text:p>
      <text:p text:style-name="P10"><draw:frame text:anchor-type="as-char" svg:width="152.40mm" svg:height="59.06mm" style:rel-width="scale" style:rel-height="scale"><draw:object-ole xlink:href="OleObj30"/><draw:image xlink:href="ObjectReplacements/OleObj30"/></draw:frame><text:span text:style-name="T37"/></text:p>
      <text:p text:style-name="P10"><text:span text:style-name="T37"/></text:p>
      <text:p text:style-name="P10"><text:span text:style-name="T37">28. Select the Student name , Month name of birth and year of birth for all the students Sample output.</text:span></text:p>
      <text:p text:style-name="P10"><draw:frame text:anchor-type="as-char" svg:width="152.40mm" svg:height="36.62mm" style:rel-width="scale" style:rel-height="scale"><draw:object-ole xlink:href="OleObj31"/><draw:image xlink:href="ObjectReplacements/OleObj31"/></draw:frame><text:span text:style-name="T38"/></text:p>
      <text:p text:style-name="P10"><text:span text:style-name="T38"/></text:p>
      <text:p text:style-name="P10"><text:span text:style-name="T38">29. Selectthe Email and Student DOB of MCA Female Student</text:span><text:span text:style-name="T39">.</text:span></text:p>
      <text:p text:style-name="P10"><draw:frame text:anchor-type="as-char" svg:width="152.40mm" svg:height="47.63mm" style:rel-width="scale" style:rel-height="scale"><draw:object-ole xlink:href="OleObj32"/><draw:image xlink:href="ObjectReplacements/OleObj32"/></draw:frame><text:span text:style-name="T39"/></text:p>
      <text:p text:style-name="P10"><text:span text:style-name="T39"/></text:p>
      <text:p text:style-name="P10"><text:span text:style-name="T39">30. Select the name of all the students who have maximum mark in course wise</text:span></text:p>
      <text:p text:style-name="P10"><draw:frame text:anchor-type="as-char" svg:width="152.40mm" svg:height="53.76mm" style:rel-width="scale" style:rel-height="scale"><draw:object-ole xlink:href="OleObj33"/><draw:image xlink:href="ObjectReplacements/OleObj33"/></draw:frame><text:span text:style-name="T39"/></text:p>
      <text:p text:style-name="P10"><text:span text:style-name="T40"/></text:p>
      <text:p text:style-name="P10"><text:span text:style-name="T40">31. Select the Details students whose year of birth less than 1995</text:span><text:span text:style-name="T41">.</text:span><text:span text:style-name="T42"/></text:p>
      <text:p text:style-name="P10"><text:span text:style-name="T42"/></text:p>
      <text:p text:style-name="P10"><draw:frame text:anchor-type="as-char" svg:width="152.40mm" svg:height="34.50mm" style:rel-width="scale" style:rel-height="scale"><draw:object-ole xlink:href="OleObj34"/><draw:image xlink:href="ObjectReplacements/OleObj34"/></draw:frame><text:span text:style-name="T42"/></text:p>
      <text:p text:style-name="P10"><text:span text:style-name="T42"/></text:p>
      <text:p text:style-name="P10"><text:span text:style-name="T42">3</text:span><text:span text:style-name="T43">2</text:span><text:span text:style-name="T44">. Select details of BCA Students whose year of birth between 1992 and 1996</text:span><text:span text:style-name="T45">.</text:span></text:p>
      <text:p text:style-name="P10"><draw:frame text:anchor-type="as-char" svg:width="152.40mm" svg:height="21.80mm" style:rel-width="scale" style:rel-height="scale"><draw:object-ole xlink:href="OleObj35"/><draw:image xlink:href="ObjectReplacements/OleObj35"/></draw:frame><text:span text:style-name="T45"/></text:p>
      <text:p text:style-name="P10"><text:span text:style-name="T45"/></text:p>
      <text:p text:style-name="P10"><text:span text:style-name="T45">33. Select the details of Male PG Students .</text:span></text:p>
      <text:p text:style-name="P10"><draw:frame text:anchor-type="as-char" svg:width="152.40mm" svg:height="23.71mm" style:rel-width="scale" style:rel-height="scale"><draw:object-ole xlink:href="OleObj36"/><draw:image xlink:href="ObjectReplacements/OleObj36"/></draw:frame><text:span text:style-name="T45"/></text:p>
      <text:p text:style-name="P10"><text:span text:style-name="T45"/></text:p>
      <text:p text:style-name="P10"><text:span text:style-name="T45">34. Select the details of BCA Students who have greater than average mark .</text:span></text:p>
      <text:p text:style-name="P10"><draw:frame text:anchor-type="as-char" svg:width="152.40mm" svg:height="38.74mm" style:rel-width="scale" style:rel-height="scale"><draw:object-ole xlink:href="OleObj37"/><draw:image xlink:href="ObjectReplacements/OleObj37"/></draw:frame><text:span text:style-name="T45"/></text:p>
      <text:p text:style-name="P10"><text:span text:style-name="T45"/></text:p>
      <text:p text:style-name="P10"><text:span text:style-name="T45">35. Select the details BA<text:s/></text:span><text:span text:style-name="T46">–2019-2020</text:span><text:span text:style-name="T47"><text:s/></text:span><text:span text:style-name="T48">Batch Students</text:span><text:span text:style-name="T49">.</text:span></text:p>
      <text:p text:style-name="P10"><draw:frame text:anchor-type="as-char" svg:width="152.40mm" svg:height="39.58mm" style:rel-width="scale" style:rel-height="scale"><draw:object-ole xlink:href="OleObj38"/><draw:image xlink:href="ObjectReplacements/OleObj38"/></draw:frame><text:span text:style-name="T49"/></text:p>
      <text:p text:style-name="P10"><text:span text:style-name="T49"/></text:p>
      <text:p text:style-name="P10"><text:span text:style-name="T49">36. Select the name of student having maximum age? </text:span></text:p>
      <text:p text:style-name="P10"><draw:frame text:anchor-type="as-char" svg:width="152.40mm" svg:height="58.21mm" style:rel-width="scale" style:rel-height="scale"><draw:object-ole xlink:href="OleObj39"/><draw:image xlink:href="ObjectReplacements/OleObj39"/></draw:frame><text:span text:style-name="T49"/></text:p>
      <text:p text:style-name="P10"><text:span text:style-name="T49">37. Select the name and email of the BCA Students whose have Minimum age .</text:span></text:p>
      <text:p text:style-name="P10"><draw:frame text:anchor-type="as-char" svg:width="152.40mm" svg:height="34.50mm" style:rel-width="scale" style:rel-height="scale"><draw:object-ole xlink:href="OleObj40"/><draw:image xlink:href="ObjectReplacements/OleObj40"/></draw:frame><text:span text:style-name="T49"/></text:p>
      <text:p text:style-name="P10"><text:span text:style-name="T49">38. Select the details of the students in descending order of their DOB .</text:span></text:p>
      <text:p text:style-name="P10"><draw:frame text:anchor-type="as-char" svg:width="152.40mm" svg:height="57.15mm" style:rel-width="scale" style:rel-height="scale"><draw:object-ole xlink:href="OleObj41"/><draw:image xlink:href="ObjectReplacements/OleObj41"/></draw:frame><text:span text:style-name="T49"/></text:p>
      <text:p text:style-name="P10"><text:span text:style-name="T49"/></text:p>
      <text:p text:style-name="P10"><text:span text:style-name="T49">39. Select the details of the students have mark between 65 and 91 .</text:span></text:p>
      <text:p text:style-name="P10"><draw:frame text:anchor-type="as-char" svg:width="152.40mm" svg:height="48.47mm" style:rel-width="scale" style:rel-height="scale"><draw:object-ole xlink:href="OleObj42"/><draw:image xlink:href="ObjectReplacements/OleObj42"/></draw:frame><text:span text:style-name="T49"/></text:p>
      <text:p text:style-name="P10"><text:span text:style-name="T49"/></text:p>
      <text:p text:style-name="P10"><text:span text:style-name="T49">40. Select the details of BCA Students in their mark wise.</text:span></text:p>
      <text:p text:style-name="P10"><text:span text:style-name="T49"/></text:p>
      <text:p text:style-name="P10"><draw:frame text:anchor-type="as-char" svg:width="152.40mm" svg:height="38.74mm" style:rel-width="scale" style:rel-height="scale"><draw:object-ole xlink:href="OleObj43"/><draw:image xlink:href="ObjectReplacements/OleObj43"/></draw:frame><text:span text:style-name="T49"/></text:p>
      <text:p text:style-name="P10"><text:span text:style-name="T49"/></text:p>
      <text:p text:style-name="P10"><text:span text:style-name="T49"/></text:p>
      <text:p text:style-name="P10"><text:span text:style-name="T49"/></text:p>
      <text:p text:style-name="P10"><text:span text:style-name="T49"/></text:p>
      <text:p text:style-name="P10"><text:span text:style-name="T49"/></text:p>
      <text:p text:style-name="P10"><text:span text:style-name="T49"/></text:p>
      <text:p text:style-name="P10"><text:span text:style-name="T49"/></text:p>
      <text:p text:style-name="P10"><text:span text:style-name="T49"/></text:p>
      <text:p text:style-name="P10"><text:span text:style-name="T50"/></text:p>
      <text:p text:style-name="P10"><text:span text:style-name="T50"/></text:p>
      <text:p text:style-name="P10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